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5"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5"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9" style:family="table-cell" style:parent-style-name="Default">
      <style:text-properties style:font-name="Times New Roman5" fo:font-size="12pt" fo:font-style="normal" style:font-size-asian="12pt" style:font-style-asian="normal" style:font-size-complex="12pt" style:font-style-complex="normal"/>
    </style:style>
    <style:style style:name="ce21" style:family="table-cell" style:parent-style-name="Default">
      <style:text-properties style:font-name="Times New Roman5"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22" style:family="table-cell" style:parent-style-name="Default">
      <style:text-properties fo:color="#000000"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3" style:family="table-cell" style:parent-style-name="Default">
      <style:text-properties style:font-name="Times New Roman5"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 fo:font-size="11.5pt" fo:language="none" fo:country="none" fo:font-style="italic" style:font-name-asian="Times New Roman" style:font-size-asian="11.5pt" style:language-asian="none" style:country-asian="none" style:font-style-asian="italic" style:font-name-complex="Times New Roman" style:font-size-complex="11.5pt" style:language-complex="none" style:country-complex="none" style:font-style-complex="italic"/>
    </style:style>
    <style:style style:name="ce25" style:family="table-cell" style:parent-style-name="Default">
      <style:text-properties style:use-window-font-color="true"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3" style:family="table-cell" style:parent-style-name="Default">
      <style:text-properties fo:color="#000000" style:font-name="Times New Roman1"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4" style:family="table-cell" style:parent-style-name="Default">
      <style:text-properties fo:color="#000000"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9" style:family="table-cell" style:parent-style-name="Default">
      <style:text-properties fo:color="#000000" style:font-name="Times New Roman5"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5" fo:font-size="12pt" fo:language="none" fo:country="none" fo:font-style="italic" style:font-name-asian="Times New Roman" style:font-size-asian="12pt" style:language-asian="none" style:country-asian="none" style:font-style-asian="italic" style:font-name-complex="Times New Roman" style:font-size-complex="12pt" style:language-complex="none" style:country-complex="none" style:font-style-complex="italic"/>
    </style:style>
    <style:style style:name="ce53" style:family="table-cell" style:parent-style-name="Default">
      <style:text-properties style:use-window-font-color="true" style:font-name="Times New Roman5"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5"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5" fo:font-size="12pt" fo:font-style="italic" style:font-name-asian="Times New Roman4" style:font-size-asian="12pt" style:font-style-asian="italic" style:font-name-complex="Times New Roman4" style:font-size-complex="12pt" style:font-style-complex="italic"/>
    </style:style>
    <style:style style:name="ce68" style:family="table-cell" style:parent-style-name="Default">
      <style:text-properties style:use-window-font-color="true"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62" style:family="table-cell" style:parent-style-name="Default">
      <style:text-properties style:use-window-font-color="true" style:font-name="Times New Roman5"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1"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4"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style:text-underline-mode="continuous" style:text-overline-mode="continuous" style:text-line-through-mode="continuous" style:font-name-asian="Times New Roman4" style:font-size-asian="12pt" style:language-asian="none" style:country-asian="none" style:font-style-asian="italic" style:font-name-complex="Times New Roman4"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4"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5"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5"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3"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5"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5"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5"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5"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5"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6"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3"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5"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5"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5"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5"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1" style:family="table-cell" style:parent-style-name="Default">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5" fo:font-size="12pt" fo:language="es" fo:country="ES" style:font-size-asian="12pt" style:font-name-complex="Lucida Sans" style:font-size-complex="12pt"/>
    </style:style>
    <style:style style:name="ce97" style:family="table-cell" style:parent-style-name="Default">
      <style:text-properties style:font-name="Times New Roman5" fo:font-size="12pt" fo:font-weight="normal" style:font-size-asian="12pt" style:font-weight-asian="normal" style:font-size-complex="12pt" style:font-weight-complex="normal"/>
    </style:style>
    <style:style style:name="ce121" style:family="table-cell" style:parent-style-name="Default">
      <style:table-cell-properties style:text-align-source="fix" style:repeat-content="false"/>
      <style:paragraph-properties fo:text-align="start" fo:margin-left="0cm"/>
      <style:text-properties style:font-name="Times New Roman5"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5" fo:font-size="12pt" style:font-name-asian="Times New Roman4" style:font-name-complex="Times New Roman4" style:font-size-asian="12pt" style:font-size-complex="12pt"/>
    </style:style>
    <style:style style:name="T8" style:family="text">
      <style:text-properties style:font-name="Times New Roman5" fo:font-size="12pt" style:font-name-asian="Times New Roman4" style:font-name-complex="Times New Roman4"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fo:color="#000000" style:font-name="Times New Roman5"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font-name="Times New Roman5"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5" fo:font-size="12pt" style:font-size-asian="12pt" style:font-size-complex="12pt"/>
    </style:style>
    <style:style style:name="T15" style:family="text">
      <style:text-properties style:font-name="Times New Roman5" fo:font-size="12pt" style:font-size-asian="12pt" style:font-size-complex="12pt" fo:font-weight="normal" style:font-weight-asian="normal" style:font-weight-complex="normal"/>
    </style:style>
    <style:style style:name="T16" style:family="text">
      <style:text-properties style:font-name="Times New Roman5" fo:font-size="12pt" style:font-size-asian="12pt" style:font-size-complex="12pt" fo:font-weight="bold" style:font-weight-asian="bold" style:font-weight-complex="bold"/>
    </style:style>
    <style:style style:name="T17" style:family="text">
      <style:text-properties style:font-name="Times New Roman5"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0"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use-window-font-color="true"/>
    </style:style>
    <style:style style:name="T21" style:family="text">
      <style:text-properties style:letter-kerning="true"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2" style:family="text">
      <style:text-properties style:font-name="Times New Roman5"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3"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style:style>
    <style:style style:name="T27"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style:style>
    <style:style style:name="T28"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normal" style:font-weight-asian="normal" style:font-weight-complex="normal"/>
    </style:style>
    <style:style style:name="T29"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4"/>
    </style:style>
    <style:style style:name="T31" style:family="text">
      <style:text-properties style:font-name="Times New Roman4"/>
    </style:style>
    <style:style style:name="T32"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5" style:font-weight-asian="normal" style:font-weight-complex="normal" style:font-style-asian="italic" style:font-style-complex="italic"/>
    </style:style>
    <style:style style:name="T34" style:family="text">
      <style:text-properties style:font-name="Times New Roman5" fo:font-size="12pt" fo:font-style="italic" style:font-size-asian="12pt" style:font-size-complex="12pt" style:font-style-asian="italic" style:font-style-complex="italic"/>
    </style:style>
    <style:style style:name="T35" style:family="text">
      <style:text-properties style:font-name="Times New Roman5"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36" style:family="text">
      <style:text-properties style:font-name="Times New Roman5" fo:font-size="12pt" fo:font-style="italic" style:font-size-asian="12pt" style:font-size-complex="12pt" style:font-style-asian="italic" style:font-style-complex="italic" style:font-name-asian="Times New Roman4" style:font-name-complex="Times New Roman4"/>
    </style:style>
    <style:style style:name="T37"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5" style:font-size-asian="12pt" style:font-size-complex="12pt" style:font-weight-asian="bold" style:font-weight-complex="bold" style:font-style-asian="italic" style:font-style-complex="italic"/>
    </style:style>
    <style:style style:name="T44"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4" fo:font-weight="bold" style:font-weight-asian="bold" style:font-weight-complex="bold"/>
    </style:style>
    <style:style style:name="T48"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49"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color="#000000" fo:font-size="12pt" fo:font-weight="bold" style:font-weight-asian="bold" style:font-weight-complex="bold"/>
    </style:style>
    <style:style style:name="T50"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5" style:font-style-asian="italic" style:font-style-complex="italic" style:use-window-font-color="true"/>
    </style:style>
    <style:style style:name="T53" style:family="text">
      <style:text-properties style:font-name-asian="Times New Roman4" style:font-name-complex="Times New Roman4"/>
    </style:style>
    <style:style style:name="T54" style:family="text">
      <style:text-properties style:font-name-asian="Times New Roman4" style:font-name-complex="Times New Roman4"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4" style:font-name-complex="Times New Roman4"/>
    </style:style>
    <style:style style:name="T58" style:family="text">
      <style:text-properties fo:font-weight="bold" style:font-name-asian="Times New Roman4" style:font-name-complex="Times New Roman4"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5" fo:font-size="12pt" fo:font-style="italic" style:font-size-asian="12pt" style:font-size-complex="12pt" style:font-style-asian="italic" style:font-style-complex="italic"/>
    </style:style>
    <style:style style:name="T73" style:family="text">
      <style:text-properties fo:color="#000000" style:font-name="Times New Roman5"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5"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5"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5"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5"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5"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5"/>
    </style:style>
    <style:style style:name="T108" style:family="text">
      <style:text-properties style:font-name="Times New Roman5" fo:font-weight="bold" style:font-weight-asian="bold" style:font-weight-complex="bold"/>
    </style:style>
    <style:style style:name="T109"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5"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5"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5"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5"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5" fo:font-size="12pt" fo:font-style="italic" style:font-name-asian="Times New Roman4" style:font-name-complex="Times New Roman4" style:font-size-asian="12pt" style:font-size-complex="12pt" style:font-style-asian="italic" style:font-style-complex="italic"/>
    </style:style>
    <style:style style:name="T125" style:family="text">
      <style:text-properties style:font-name="Times New Roman5"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4" style:font-name-complex="Times New Roman4" style:font-size-asian="12pt" style:font-size-complex="12pt" style:font-style-asian="italic" style:font-style-complex="italic"/>
    </style:style>
    <style:style style:name="T129" style:family="text">
      <style:text-properties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30" style:family="text">
      <style:text-properties style:font-name="Times New Roman5" fo:font-size="12pt" style:font-name-asian="Times New Roman4" style:font-name-complex="Times New Roman4"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5" fo:font-size="12pt" style:font-name-asian="Times New Roman4" style:font-name-complex="Times New Roman4"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5"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5"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5"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5"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5"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160" style:family="text">
      <style:text-properties style:font-name="Times New Roman4"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61" style:family="text">
      <style:text-properties style:font-name="Times New Roman4" fo:font-size="12pt" fo:font-style="italic" style:font-name-asian="Times New Roman4" style:font-name-complex="Times New Roman4" style:font-size-asian="12pt" style:font-size-complex="12pt" style:font-style-asian="italic" style:font-style-complex="italic"/>
    </style:style>
    <style:style style:name="T162" style:family="text">
      <style:text-properties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 New Roman4" style:font-name-complex="Times New Roman4"/>
    </style:style>
    <style:style style:name="T167" style:family="text">
      <style:text-properties style:font-name="Times New Roman5" fo:font-size="12pt" fo:font-style="italic" style:font-size-asian="12pt" style:font-size-complex="12pt" style:font-style-asian="italic" style:font-style-complex="italic" style:font-name-asian="Times New Roman4" style:font-name-complex="Times New Roman4" fo:font-weight="bold" style:font-weight-asian="bold" style:font-weight-complex="bold"/>
    </style:style>
    <style:style style:name="T168" style:family="text">
      <style:text-properties style:font-name="Times New Roman5" fo:font-size="12pt" fo:font-style="italic" style:font-size-asian="12pt" style:font-size-complex="12pt" style:font-style-asian="italic" style:font-style-complex="italic" fo:font-weight="normal" style:font-name-asian="Times New Roman4" style:font-name-complex="Times New Roman4"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4" style:font-name-asian="Times New Roman4" style:font-name-complex="Times New Roman4"/>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5" fo:font-style="italic" style:font-style-asian="italic" style:font-style-complex="italic"/>
    </style:style>
    <style:style style:name="T192" style:family="text">
      <style:text-properties style:font-name="Times New Roman5" fo:font-style="italic" style:font-style-asian="italic" style:font-style-complex="italic" fo:font-weight="bold" style:font-weight-asian="bold" style:font-weight-complex="bold"/>
    </style:style>
    <style:style style:name="T193" style:family="text">
      <style:text-properties style:font-name="Times New Roman5"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5" fo:font-size="12pt" fo:font-style="italic" style:font-style-asian="italic" style:font-style-complex="italic"/>
    </style:style>
    <style:style style:name="T195" style:family="text">
      <style:text-properties style:font-name="Times New Roman5" fo:font-size="12pt" fo:font-style="italic" style:font-style-asian="italic" style:font-style-complex="italic" fo:font-weight="bold" style:font-weight-asian="bold" style:font-weight-complex="bold"/>
    </style:style>
    <style:style style:name="T196" style:family="text">
      <style:text-properties style:font-name="Times New Roman5"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5"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5"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5"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5"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5"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font-size="12pt" style:font-size-asian="12pt" style:font-size-complex="12pt" fo:font-style="italic" style:font-style-asian="italic" style:font-style-complex="italic" fo:color="#000000"/>
    </style:style>
    <style:style style:name="T203"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04" style:family="text">
      <style:text-properties style:font-name="Times New Roman5" fo:font-size="12pt" style:font-size-asian="12pt" style:font-size-complex="12pt" fo:font-style="italic" style:font-style-asian="italic" style:font-style-complex="italic" fo:color="#000000"/>
    </style:style>
    <style:style style:name="T205" style:family="text">
      <style:text-properties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06" style:family="text">
      <style:text-properties style:font-name="Times New Roman5" fo:font-size="12pt" style:font-size-asian="12pt" style:font-size-complex="12pt" fo:color="#000000"/>
    </style:style>
    <style:style style:name="T207" style:family="text">
      <style:text-properties style:font-name="Times New Roman5" fo:font-size="12pt" style:font-size-asian="12pt" style:font-size-complex="12pt" fo:color="#000000" fo:font-weight="bold" style:font-weight-asian="bold" style:font-weight-complex="bold"/>
    </style:style>
    <style:style style:name="T208"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style:style>
    <style:style style:name="T209"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fo:font-weight="bold" style:font-weight-asian="bold" style:font-weight-complex="bold"/>
    </style:style>
    <style:style style:name="T210"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style:style>
    <style:style style:name="T211"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fo:font-weight="bold" style:font-weight-asian="bold" style:font-weight-complex="bold"/>
    </style:style>
    <style:style style:name="T212" style:family="text">
      <style:text-properties style:font-name="Times New Roman5" fo:font-size="12pt" style:font-size-asian="12pt" style:font-size-complex="12pt" fo:font-style="italic" style:font-style-asian="italic" style:font-style-complex="italic" fo:color="#000000" style:font-name-asian="Garamond" style:font-name-complex="Garamond"/>
    </style:style>
    <style:style style:name="T213" style:family="text">
      <style:text-properties style:font-name-asian="Garamond" style:font-name-complex="Garamond" style:font-name="Times New Roman5" fo:font-size="12pt" style:font-size-asian="12pt" style:font-size-complex="12pt" fo:font-style="italic" style:font-style-asian="italic" style:font-style-complex="italic" fo:color="#000000"/>
    </style:style>
    <style:style style:name="T214" style:family="text">
      <style:text-properties style:font-name-asian="Garamond" style:font-name-complex="Garamond"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15" style:family="text">
      <style:text-properties fo:font-style="italic" style:font-style-asian="italic" style:font-style-complex="italic" style:font-name="Times New Roman5" fo:font-size="12pt" style:font-size-asian="12pt" style:font-size-complex="12pt" fo:color="#000000"/>
    </style:style>
    <style:style style:name="T216" style:family="text">
      <style:text-properties fo:font-style="italic" style:font-style-asian="italic" style:font-style-complex="italic" style:font-name="Times New Roman5" fo:font-size="12pt" style:font-size-asian="12pt" style:font-size-complex="12pt" fo:color="#000000" fo:font-weight="bold" style:font-weight-asian="bold" style:font-weight-complex="bold"/>
    </style:style>
    <style:style style:name="T217" style:family="text">
      <style:text-properties fo:font-size="12pt" style:font-size-asian="12pt" style:font-size-complex="12pt" fo:font-style="italic" style:font-style-asian="italic" style:font-style-complex="italic"/>
    </style:style>
    <style:style style:name="T218" style:family="text">
      <style:text-properties fo:font-size="12pt" style:font-size-asian="12pt" style:font-size-complex="12pt" fo:font-style="italic" style:font-style-asian="italic" style:font-style-complex="italic" fo:font-weight="bold" style:font-weight-asian="bold" style:font-weight-complex="bold"/>
    </style:style>
    <style:style style:name="T219" style:family="text">
      <style:text-properties style:font-name="Times New Roman5" fo:font-size="12pt" style:font-size-asian="12pt" style:font-size-complex="12pt" fo:font-style="italic" style:font-style-asian="italic" style:font-style-complex="italic"/>
    </style:style>
    <style:style style:name="T220" style:family="text">
      <style:text-properties style:font-name="Times New Roman5" fo:font-size="12pt" style:font-size-asian="12pt" style:font-size-complex="12pt" fo:font-style="italic" style:font-style-asian="italic" style:font-style-complex="italic" fo:font-weight="bold" style:font-weight-asian="bold" style:font-weight-complex="bold"/>
    </style:style>
    <style:style style:name="T221" style:family="text">
      <style:text-properties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font-weight-asian="normal" style:font-weight-complex="normal" style:text-emphasize="none" style:font-relief="none" style:text-overline-style="none" style:text-overline-color="font-color" fo:font-size="12pt" fo:font-style="italic" style:font-size-asian="12pt" style:font-size-complex="12pt" style:font-style-asian="italic" style:font-style-complex="italic"/>
    </style:style>
    <style:style style:name="T222"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bold" style:font-weight-asian="bold" style:font-weight-complex="bold"/>
    </style:style>
    <style:style style:name="T223"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style>
    <style:style style:name="T224"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Italic1" style:font-name-complex="Times-Italic1"/>
    </style:style>
    <style:style style:name="T225"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Roman" style:font-name-complex="Times-Roman"/>
    </style:style>
    <style:style style:name="T226" style:family="text">
      <style:text-properties style:font-name-asian="Times-Roman" style:font-name-complex="Times-Roman" style:font-name="Times New Roman5" fo:font-size="12pt" style:font-size-asian="12pt" style:font-size-complex="12pt" fo:font-style="italic" style:font-style-asian="italic" style:font-style-complex="italic"/>
    </style:style>
    <style:style style:name="T227" style:family="text">
      <style:text-properties style:font-name="Times New Roman5" fo:font-size="12pt" style:font-size-asian="12pt" style:font-size-complex="12pt" fo:font-style="italic" style:font-style-asian="italic" style:font-style-complex="italic" style:font-name-asian="Times-Italic1" style:font-name-complex="Times-Italic1"/>
    </style:style>
    <style:style style:name="T228" style:family="text">
      <style:text-properties style:font-name="Times New Roman5" fo:font-size="12pt" style:font-size-asian="12pt" style:font-size-complex="12pt" fo:font-style="italic" style:font-style-asian="italic" style:font-style-complex="italic" style:font-name-asian="Times-Roman" style:font-name-complex="Times-Roman" fo:font-weight="bold" style:font-weight-asian="bold" style:font-weight-complex="bold"/>
    </style:style>
    <style:style style:name="T229" style:family="text">
      <style:text-properties style:font-name="Times New Roman5" fo:font-size="12pt" style:font-size-asian="12pt" style:font-size-complex="12pt" fo:font-style="normal" style:font-style-asian="normal" style:font-style-complex="normal" style:font-name-asian="Times-Italic1" style:font-name-complex="Times-Italic1"/>
    </style:style>
    <style:style style:name="T230" style:family="text">
      <style:text-properties style:font-name="Times New Roman5" fo:font-size="12pt" style:font-size-asian="12pt" style:font-size-complex="12pt" style:font-name-asian="Times-Italic1" style:font-name-complex="Times-Italic1" style:font-style-complex="italic" style:font-style-asian="italic" fo:font-style="italic"/>
    </style:style>
    <style:style style:name="T231" style:family="text">
      <style:text-properties style:font-name="Times New Roman5" fo:font-size="12pt" style:font-size-asian="12pt" style:font-size-complex="12pt" style:font-style-complex="italic" style:font-style-asian="italic" fo:font-style="italic" style:font-name-asian="Times-Roman" style:font-name-complex="Times-Roman" fo:font-weight="bold" style:font-weight-asian="bold" style:font-weight-complex="bold"/>
    </style:style>
    <style:style style:name="T232" style:family="text">
      <style:text-properties style:font-name="Times New Roman5" fo:font-size="12pt" style:font-size-asian="12pt" style:font-size-complex="12pt" style:font-style-complex="italic" style:font-style-asian="italic" fo:font-style="italic" fo:font-weight="bold" style:font-weight-asian="bold" style:font-weight-complex="bold" style:font-name-asian="Times-Italic1" style:font-name-complex="Times-Italic1"/>
    </style:style>
    <style:style style:name="T233" style:family="text">
      <style:text-properties style:font-name="Times New Roman5" fo:font-size="12pt" style:font-size-asian="12pt" style:font-size-complex="12pt" style:font-style-complex="italic" style:font-style-asian="italic" fo:font-style="italic" style:font-name-asian="Times-Italic1" style:font-name-complex="Times-Italic1"/>
    </style:style>
    <style:style style:name="T234" style:family="text">
      <style:text-properties style:font-name="Times New Roman5" fo:font-size="12pt" style:font-size-asian="12pt" style:font-size-complex="12pt" style:font-style-complex="italic" style:font-style-asian="italic" fo:font-style="italic" style:font-name-asian="Times-Roman" style:font-name-complex="Times-Roman"/>
    </style:style>
    <style:style style:name="T235" style:family="text">
      <style:text-properties style:font-name="Times New Roman5" fo:font-size="12pt" style:font-size-asian="12pt" style:font-size-complex="12pt" style:font-style-complex="italic" style:font-style-asian="italic" fo:font-style="italic" style:font-name-asian="Times-Italic1" style:font-name-complex="Times-Italic1" fo:font-weight="bold" style:font-weight-asian="bold" style:font-weight-complex="bold"/>
    </style:style>
    <style:style style:name="T236" style:family="text">
      <style:text-properties fo:font-size="12pt" style:font-size-asian="12pt" style:font-size-complex="12pt" fo:font-style="italic" style:font-style-asian="italic" style:font-style-complex="italic" style:font-name-asian="Times-Roman" style:font-name-complex="Times-Roman"/>
    </style:style>
    <style:style style:name="T237" style:family="text">
      <style:text-properties fo:font-size="12pt" style:font-size-asian="12pt" style:font-size-complex="12pt" fo:font-style="italic" style:font-style-asian="italic" style:font-style-complex="italic" style:font-name-asian="Times-Italic1" style:font-name-complex="Times-Italic1"/>
    </style:style>
    <style:style style:name="T238" style:family="text">
      <style:text-properties style:font-name="Times New Roman5" fo:font-style="italic" style:font-style-asian="italic" style:font-style-complex="italic" fo:font-size="12pt" style:font-size-asian="12pt" style:font-size-complex="12pt"/>
    </style:style>
    <style:style style:name="T239" style:family="text">
      <style:text-properties style:font-name="Times New Roman5" fo:font-style="italic" style:font-style-asian="italic" style:font-style-complex="italic" fo:font-size="12pt" style:font-size-asian="12pt" style:font-size-complex="12pt" fo:font-weight="bold" style:font-weight-asian="bold" style:font-weight-complex="bold"/>
    </style:style>
    <style:style style:name="T240" style:family="text">
      <style:text-properties fo:font-style="italic" style:font-style-asian="italic" style:font-style-complex="italic" style:font-name="Times New Roman5" fo:font-size="12pt" style:font-size-asian="12pt" style:font-size-complex="12pt"/>
    </style:style>
    <style:style style:name="T241" style:family="text">
      <style:text-properties fo:font-style="italic" style:font-style-asian="italic" style:font-style-complex="italic" style:font-name="Times New Roman5" fo:font-size="12pt" style:font-size-asian="12pt" style:font-size-complex="12pt" fo:font-weight="bold" style:font-weight-asian="bold" style:font-weight-complex="bold"/>
    </style:style>
    <style:style style:name="T242" style:family="text">
      <style:text-properties style:font-name="Times New Roman5" fo:font-size="12pt" fo:font-style="italic" style:font-name-asian="Times-Roman" style:font-name-complex="Times-Roman" style:font-size-asian="12pt" style:font-size-complex="12pt" style:font-style-asian="italic" style:font-style-complex="italic"/>
    </style:style>
    <style:style style:name="T243" style:family="text">
      <style:text-properties style:font-name="Times New Roman5" fo:font-size="12pt" fo:font-style="italic" style:font-size-asian="12pt" style:font-size-complex="12pt" style:font-style-asian="italic" style:font-style-complex="italic" style:font-name-asian="Times-Italic1" style:font-name-complex="Times-Italic1"/>
    </style:style>
    <style:style style:name="T244" style:family="text">
      <style:text-properties style:font-name="Times New Roman5" fo:font-size="12pt" fo:font-style="italic" style:font-size-asian="12pt" style:font-size-complex="12pt" style:font-style-asian="italic" style:font-style-complex="italic" style:font-name-asian="Times-Roman" style:font-name-complex="Times-Roman"/>
    </style:style>
    <style:style style:name="T245" style:family="text">
      <style:text-properties style:font-name="Times New Roman5"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46" style:family="text">
      <style:text-properties fo:font-size="12pt" style:font-size-asian="12pt" style:font-size-complex="12pt" style:font-name-asian="Times-Italic1" style:font-name-complex="Times-Italic1" fo:font-style="normal" style:font-style-asian="normal" style:font-style-complex="normal"/>
    </style:style>
    <style:style style:name="T247" style:family="text">
      <style:text-properties fo:font-size="12pt" style:font-size-asian="12pt" style:font-size-complex="12pt" style:font-name-asian="Times-Roman" style:font-name-complex="Times-Roman" fo:font-style="italic" style:font-style-asian="italic" style:font-style-complex="italic"/>
    </style:style>
    <style:style style:name="T248"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49" style:family="text">
      <style:text-properties style:font-name-asian="Times-Roman" style:font-name-complex="Times-Roman" style:font-name="Times New Roman5" fo:font-style="italic" style:font-style-asian="italic" style:font-style-complex="italic" fo:font-size="12pt" style:font-size-asian="12pt" style:font-size-complex="12pt"/>
    </style:style>
    <style:style style:name="T250" style:family="text">
      <style:text-properties style:font-name-asian="Times-Roman" style:font-name-complex="Times-Roman" style:font-name="Times New Roman5" fo:font-style="italic" style:font-style-asian="italic" style:font-style-complex="italic" fo:font-size="12pt" style:font-size-asian="12pt" style:font-size-complex="12pt" fo:font-weight="bold" style:font-weight-asian="bold" style:font-weight-complex="bold"/>
    </style:style>
    <style:style style:name="T251" style:family="text">
      <style:text-properties style:font-name="Times New Roman5" style:font-name-asian="Times New Roman5" style:font-name-complex="Times New Roman5"/>
    </style:style>
    <style:style style:name="T252"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3"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4"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5"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7"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8"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9"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0"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1"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2" style:family="text">
      <style:text-properties style:font-name="Times New Roman4" style:font-name-asian="Times New Roman4" style:font-name-complex="Times New Roman4"/>
    </style:style>
    <style:style style:name="T263" style:family="text">
      <style:text-properties style:font-name="Times New Roman5" fo:font-size="12pt" style:font-size-asian="12pt" style:font-size-complex="12pt" style:font-name-complex="Times New Roman5"/>
    </style:style>
    <style:style style:name="T264" style:family="text">
      <style:text-properties style:font-name="Times New Roman5" fo:font-size="12pt" style:font-size-asian="12pt" style:font-size-complex="12pt" style:font-name-complex="Times New Roman4"/>
    </style:style>
    <style:style style:name="T265" style:family="text">
      <style:text-properties style:font-name="Times New Roman5" fo:font-size="12pt" style:font-size-asian="12pt" style:font-size-complex="12pt" style:font-name-complex="Times New Roman5" fo:font-style="italic" style:font-style-complex="italic"/>
    </style:style>
    <style:style style:name="T266" style:family="text">
      <style:text-properties style:font-name="Times New Roman5" fo:font-size="12pt" style:font-size-asian="12pt" style:font-size-complex="12pt" style:font-name-complex="Times New Roman5" fo:font-style="normal" style:font-style-complex="normal"/>
    </style:style>
    <style:style style:name="T267" style:family="text">
      <style:text-properties style:font-name="Times New Roman5" fo:font-size="12pt" style:font-name-complex="Times New Roman5" style:font-size-asian="12pt" style:font-size-complex="12pt"/>
    </style:style>
    <style:style style:name="T268" style:family="text">
      <style:text-properties style:font-name="Times New Roman5" fo:font-style="italic" style:font-style-complex="italic"/>
    </style:style>
    <style:style style:name="T269" style:family="text">
      <style:text-properties style:font-name="Times New Roman5" fo:font-size="12pt" style:font-name-complex="Times New Roman5" style:font-size-asian="12pt" style:font-size-complex="12pt" fo:font-style="italic" style:font-style-complex="italic"/>
    </style:style>
    <style:style style:name="T270" style:family="text">
      <style:text-properties style:font-name="Times New Roman5" fo:font-size="12pt" style:font-size-asian="12pt" style:font-size-complex="12pt" fo:font-style="normal" style:font-style-complex="normal"/>
    </style:style>
    <style:style style:name="T271" style:family="text">
      <style:text-properties style:font-name="Times New Roman5" fo:font-size="12pt" style:font-size-asian="12pt" style:font-size-complex="12pt" fo:font-style="italic" style:font-style-complex="italic"/>
    </style:style>
    <style:style style:name="T272" style:family="text">
      <style:text-properties fo:font-size="12pt" style:font-size-asian="12pt" style:font-size-complex="12pt" fo:font-style="italic" style:font-style-complex="italic"/>
    </style:style>
    <style:style style:name="T273"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4"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7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6"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77"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fo:language="es" fo:country="ES" style:language-asian="zh" style:country-asian="CN" style:language-complex="hi" style:country-complex="IN" style:font-name-asian="Times New Roman4" style:font-name-complex="Times New Roman4"/>
    </style:style>
    <style:style style:name="T278" style:family="text">
      <style:text-properties fo:font-size="12pt" style:font-size-asian="12pt" style:font-size-complex="12pt" fo:font-style="normal" style:font-style-complex="normal" style:font-name="Times New Roman5"/>
    </style:style>
    <style:style style:name="T279" style:family="text">
      <style:text-properties style:font-name="Times New Roman5" style:font-name-complex="Times New Roman5"/>
    </style:style>
    <style:style style:name="T280" style:family="text">
      <style:text-properties style:font-name="Times New Roman5" style:font-name-complex="Times New Roman5" fo:font-style="italic" style:font-style-complex="italic"/>
    </style:style>
    <style:style style:name="T281" style:family="text">
      <style:text-properties style:font-name="Times New Roman5" style:font-name-complex="Times New Roman5" fo:font-weight="normal" fo:font-style="italic" fo:language="en" fo:country="US" style:font-weight-complex="normal" style:font-style-complex="italic"/>
    </style:style>
    <style:style style:name="T282" style:family="text">
      <style:text-properties style:font-name="Times New Roman5" style:font-name-complex="Times New Roman5" fo:font-weight="normal" fo:language="en" fo:country="US" style:font-weight-complex="normal" fo:font-style="normal" style:font-style-complex="normal"/>
    </style:style>
    <style:style style:name="T283" style:family="text">
      <style:text-properties style:font-name="Times New Roman5" style:font-name-complex="Times New Roman5" fo:font-weight="normal" fo:language="en" fo:country="US" style:font-weight-complex="normal" fo:font-style="italic" style:font-style-complex="italic"/>
    </style:style>
    <style:style style:name="T284" style:family="text">
      <style:text-properties style:font-name="Times New Roman5" style:font-name-complex="Times New Roman5" fo:font-weight="normal" fo:language="en" fo:country="US" style:font-weight-complex="normal" fo:font-style="normal" style:font-style-complex="normal" style:font-name-asian="Times New Roman4"/>
    </style:style>
    <style:style style:name="T285" style:family="text">
      <style:text-properties style:font-name="Times New Roman5" fo:font-size="12pt" style:font-name-complex="Times New Roman5" style:font-size-asian="12pt" style:font-size-complex="12pt" fo:font-style="normal" style:font-style-complex="normal"/>
    </style:style>
    <style:style style:name="T286" style:family="text">
      <style:text-properties style:font-name-complex="Times New Roman5"/>
    </style:style>
    <style:style style:name="T287" style:family="text">
      <style:text-properties style:font-name-complex="Times New Roman4"/>
    </style:style>
    <style:style style:name="T288" style:family="text">
      <style:text-properties style:font-name-complex="Times New Roman5" fo:font-style="italic" style:font-style-complex="italic"/>
    </style:style>
    <style:style style:name="T289" style:family="text">
      <style:text-properties style:font-name-complex="Times New Roman5" fo:font-style="normal" style:font-style-complex="normal"/>
    </style:style>
    <style:style style:name="T290" style:family="text">
      <style:text-properties fo:font-size="12pt" style:font-name-complex="Times New Roman5" style:font-size-asian="12pt" style:font-size-complex="12pt"/>
    </style:style>
    <style:style style:name="T291" style:family="text">
      <style:text-properties fo:font-size="12pt" style:font-size-asian="12pt" style:font-size-complex="12pt" style:font-name-complex="Times New Roman4"/>
    </style:style>
    <style:style style:name="T292" style:family="text">
      <style:text-properties fo:font-size="12pt" style:font-size-asian="12pt" style:font-size-complex="12pt" style:font-name-complex="Times New Roman4" fo:font-style="italic" style:font-style-complex="italic"/>
    </style:style>
    <style:style style:name="T293"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style>
    <style:style style:name="T294"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fo:font-style="italic" style:font-style-complex="italic"/>
    </style:style>
    <style:style style:name="T295"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style:style>
    <style:style style:name="T29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7"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298"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299" style:family="text">
      <style:text-properties fo:font-style="italic" style:font-style-complex="italic"/>
    </style:style>
    <style:style style:name="T300"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5" style:font-style-asian="italic" style:font-style-complex="italic"/>
    </style:style>
    <style:style style:name="T301"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5" fo:font-style="normal" style:font-style-asian="normal" style:font-style-complex="normal"/>
    </style:style>
    <style:style style:name="T30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4" style:font-name-asian="Times New Roman4" style:font-name-complex="Times New Roman4"/>
    </style:style>
    <style:style style:name="T303"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304"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30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6"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7"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fo:font-style="italic" style:font-name-asian="Segoe UI" style:font-name-complex="Times New Roman5" style:font-style-complex="italic"/>
    </style:style>
    <style:style style:name="T308"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style:font-name-asian="Segoe UI" style:font-name-complex="Times New Roman5" fo:font-style="normal" style:font-style-complex="normal"/>
    </style:style>
    <style:style style:name="T309"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style:font-name-asian="Times New Roman4" style:font-name-complex="Times New Roman4"/>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52">(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68">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67">Urkixo, Julio. 1919. </text:span><text:span text:style-name="T269">El refranero vasco</text:span><text:span text:style-name="T267">, vol. I: </text:span><text:span text:style-name="T269">Los refranes de Garibay</text:span><text:span text:style-name="T267">.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0">Betolazaren “Doctrina christiana”. </text:span><text:span text:style-name="T271">Euskera</text:span><text:span text:style-name="T27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0">Betolazaren “Doctrina christiana”. </text:span><text:span text:style-name="T271">Euskera</text:span><text:span text:style-name="T27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0">Betolazaren “Doctrina christiana”. </text:span><text:span text:style-name="T271">Euskera</text:span><text:span text:style-name="T27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2">‒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2">‒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51">–</text:span>1617)</text:p>
          </table:table-cell>
          <table:table-cell table:style-name="ce12" office:value-type="string" calcext:value-type="string">
            <text:p><text:span text:style-name="T14">Lakarra, Joseba A., Gidor Bilbao &amp; Céline Mounole. Forthcoming. </text:span><text:span text:style-name="T271">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51">–</text:span>1617)</text:p>
          </table:table-cell>
          <table:table-cell table:style-name="ce12" office:value-type="string" calcext:value-type="string">
            <text:p><text:span text:style-name="T14">Lakarra, Joseba A., Gidor Bilbao &amp; Céline Mounole. Forthcoming. </text:span><text:span text:style-name="T271">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7">Krajewska, Dorota, Eneko Zuloaga, Ekaitz Santazilia, Borja Ariztimuño, Oxel Uribe-Etxebarria &amp; Urtzi Reguero. 2017. </text:span><text:span text:style-name="T269">Esteve Materraren Do(c)trina Christiana (1617 &amp; 1623): Edizioa eta azterketa</text:span><text:span text:style-name="T26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7">Krajewska, Dorota, Eneko Zuloaga, Ekaitz Santazilia, Borja Ariztimuño, Oxel Uribe-Etxebarria &amp; Urtzi Reguero. 2017. </text:span><text:span text:style-name="T269">Esteve Materraren Do(c)trina Christiana (1617 &amp; 1623): Edizioa eta azterketa</text:span><text:span text:style-name="T26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7">Krajewska, Dorota, Eneko Zuloaga, Ekaitz Santazilia, Borja Ariztimuño, Oxel Uribe-Etxebarria &amp; Urtzi Reguero. 2017. </text:span><text:span text:style-name="T269">Esteve Materraren Do(c)trina Christiana (1617 &amp; 1623): Edizioa eta azterketa</text:span><text:span text:style-name="T26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52">Voltoire’s </text:span><text:span text:style-name="T4">L’Interprect ou traduction du françois, espagnol &amp; basque</text:span><text:span text:style-name="T3"> (1620)</text:span></text:p>
          </table:table-cell>
          <table:table-cell table:style-name="ce12" office:value-type="string" calcext:value-type="string">
            <text:p><text:span text:style-name="T279">Lakarra, Joseba A. 1999. </text:span><text:span text:style-name="T280">L’Interprect ou traduction du françois, espagol &amp; basque</text:span><text:span text:style-name="T279"> (~ 1620): II. Elkarrizketak. </text:span><text:span text:style-name="T281">International Journal of Basque Linguistics and Philology </text:span><text:span text:style-name="T282">[</text:span><text:span text:style-name="T283">ASJU</text:span><text:span text:style-name="T282">] 33(2). 493</text:span><text:span text:style-name="T284">–</text:span><text:span text:style-name="T28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52">Voltoire’s </text:span><text:span text:style-name="T4">L’Interprect ou traduction du françois, espagnol &amp; basque</text:span><text:span text:style-name="T3"> (1620)</text:span></text:p>
          </table:table-cell>
          <table:table-cell table:style-name="ce12" office:value-type="string" calcext:value-type="string">
            <text:p><text:span text:style-name="T279">Lakarra, Joseba A. 1999. </text:span><text:span text:style-name="T280">L’Interprect ou traduction du françois, espagol &amp; basque</text:span><text:span text:style-name="T279"> (~ 1620): II. Elkarrizketak. </text:span><text:span text:style-name="T281">International Journal of Basque Linguistics and Philology </text:span><text:span text:style-name="T282">[</text:span><text:span text:style-name="T283">ASJU</text:span><text:span text:style-name="T282">] 33(2). 493</text:span><text:span text:style-name="T284">–</text:span><text:span text:style-name="T28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52">Voltoire’s </text:span><text:span text:style-name="T4">L’Interprect ou traduction du françois, espagnol &amp; basque</text:span><text:span text:style-name="T3"> (1620)</text:span></text:p>
          </table:table-cell>
          <table:table-cell table:style-name="ce12" office:value-type="string" calcext:value-type="string">
            <text:p><text:span text:style-name="T279">Lakarra, Joseba A. 1999. </text:span><text:span text:style-name="T280">L’Interprect ou traduction du françois, espagol &amp; basque</text:span><text:span text:style-name="T279"> (~ 1620): II. Elkarrizketak. </text:span><text:span text:style-name="T281">International Journal of Basque Linguistics and Philology </text:span><text:span text:style-name="T282">[</text:span><text:span text:style-name="T283">ASJU</text:span><text:span text:style-name="T282">] 33(2). 493</text:span><text:span text:style-name="T284">–</text:span><text:span text:style-name="T28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6">(18) [present participle + </text:span><text:span text:style-name="T257">izan</text:span><text:span text:style-name="T258">]</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3">Elizalde, Francisco. 1735. </text:span><text:span text:style-name="T294">Apezendaco dotrina christiana uscáras</text:span><text:span text:style-name="T29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3">Elizalde, Francisco. 1735. </text:span><text:span text:style-name="T294">Apezendaco dotrina christiana uscáras</text:span><text:span text:style-name="T29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3">Elizalde, Francisco. 1735. </text:span><text:span text:style-name="T294">Apezendaco dotrina christiana uscáras</text:span><text:span text:style-name="T29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6">Urkizu, Diego de. 1737. </text:span><text:span text:style-name="T297">Virgina Santissimien Errosario Santuena</text:span><text:span text:style-name="T298">.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52">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202">Mihisea zabaldua ikusiz geroz, berehala </text:span><text:span text:style-name="T203">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ne emaztearekin ez </text:span><text:span text:style-name="T205">naiz</text:span><text:span text:style-name="T204"> sekulan </text:span><text:span text:style-name="T205">samurtzen</text:span><text:span text:style-name="T204">.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Gau bat eta egun bat oraino gure amets ederrak betikotz </text:span><text:span text:style-name="T203">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Martina </text:span><text:span text:style-name="T207">ateratzen da</text:span><text:span text:style-name="T206">.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8">Betiri </text:span><text:span text:style-name="T209">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5">Sar zaite</text:span><text:span text:style-name="T204">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Milesker hari ere aintzinetik… </text:span><text:span text:style-name="T210">(</text:span><text:span text:style-name="T211">Ateratzen da</text:span><text:span text:style-name="T210">)</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So bat ematerat noa mendiari, ikusteko gure mutiko </text:span><text:span text:style-name="T212">hori nontsu den bere ardiekin! </text:span><text:span text:style-name="T210">(</text:span><text:span text:style-name="T211">Ateratzen da</text:span><text:span text:style-name="T210">) </text:span><text:span text:style-name="T212">Aintzurra hartzen </text:span><text:span text:style-name="T204">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Ho, jaun erretora, ez dakizu nola bihotza punpaka</text:span><text:span text:style-name="T205"> lotu zaitan</text:span><text:span text:style-name="T204">,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Puska horiek dira Jainkoari eskainiak eta sakratuak. Ez </text:span><text:span text:style-name="T205">dira</text:span><text:span text:style-name="T204"> gure etxetik </text:span><text:span text:style-name="T205">aterako</text:span><text:span text:style-name="T204">,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3">Eta jaun bikarioa zer </text:span><text:span text:style-name="T214">bilakatu da</text:span><text:span text:style-name="T213">?</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Gero, xutiturik emeki </text:span><text:span text:style-name="T207">ateratzen da</text:span><text:span text:style-name="T206">,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15">Ana </text:span><text:span text:style-name="T216">agertzen da</text:span><text:span text:style-name="T215">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Apur baten buruan </text:span><text:span text:style-name="T207">agertzen da</text:span><text:span text:style-name="T206">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Izpiritu-amodioak du bakarrik iraupena. Izpiritu amodioz betikotz josia </text:span><text:span text:style-name="T205">gelditzen naiz</text:span><text:span text:style-name="T204">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igar egiten dut, bainan bozkariotan nago ikusiz zure fedearen fermutasuna. Apur batentzat </text:span><text:span text:style-name="T205">gira</text:span><text:span text:style-name="T204"> elgarrenganik </text:span><text:span text:style-name="T205">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3">Dena duk ean lur ziloan </text:span><text:span text:style-name="T214">suntsitzen den</text:span><text:span text:style-name="T213">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0">(Noizbait </text:span><text:span text:style-name="T211">mintzatzen da</text:span><text:span text:style-name="T210">, hitzak nigarrekin aldizkatuz) </text:span><text:span text:style-name="T212">Ba, ttantta eta osaba!… Nere senarra, tirokatu </text:span><text:span text:style-name="T210">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ta </text:span><text:span text:style-name="T205">oroit hadi</text:span><text:span text:style-name="T204">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z nian sekulan asmatuko ere, senar-emaztegai batzu hola </text:span><text:span text:style-name="T205">mintza zitezkela</text:span><text:span text:style-name="T204">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6" office:value-type="string" calcext:value-type="string">
            <text:p><text:span text:style-name="T217">An egon ze denbora puxka bat, eta ezagutu zue izen bear zuen bere andregaia. Ongi ezagutu zuelaik, Mariano Merzedesekin </text:span><text:span text:style-name="T218">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Senar emazten eben zazpi umeak Iruñen sortu eta aziak zire eta denak irakasleak </text:span><text:span text:style-name="T220">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21">Bi ilabete ebetan geiago elizan, baño ezin elizara juan etxean gelditzen zirenak, etxean </text:span><text:span text:style-name="T222">ematen ze</text:span><text:span text:style-name="T223"> arrosarioa eta gibeletik amar bat </text:span><text:span text:style-name="T224">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7">Orai ez dut uste ainbertze otoitz </text:span><text:span text:style-name="T218">egiten dela</text:span><text:span text:style-name="T217">,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Aurra aski buluxia da eta ain ongi </text:span><text:span text:style-name="T220">ikusten da</text:span><text:span text:style-name="T219">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Ganbara berean dago Mariano eta Merzedesen irudi bat. Mariano berak egina ixpildu batekin. Andreak </text:span><text:span text:style-name="T220">ezagutzen da</text:span><text:span text:style-name="T219">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Teodoro Nabaz Huizi zue izen eta abizenak eta bere aita eta ama zire Goizuetakoak, jende onak denak. Juan eta Leoni </text:span><text:span text:style-name="T220">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Senar emazte ebek izen zuzte iru seme eta zazpi alaba. </text:span><text:span text:style-name="T220">Deitzen zire</text:span><text:span text:style-name="T219">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Orduen etze biribilik eta zaldiek errestatzen zute zalgurdi edo kotxe </text:span><text:span text:style-name="T220">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6">Bera Madriden </text:span><text:span text:style-name="T227">oposición </text:span><text:span text:style-name="T228">deitzen </text:span><text:span text:style-name="T220">dena</text:span><text:span text:style-name="T219">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6">Emakume sandu onek lau iraspen seurik egin zitue, </text:span><text:span text:style-name="T227">cantinas escolares </text:span><text:span text:style-name="T228">deitzen </text:span><text:span text:style-name="T220">dena</text:span><text:span text:style-name="T219">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9">Colonias</text:span><text:span text:style-name="T230"> </text:span><text:span text:style-name="T231">deitzen </text:span><text:span text:style-name="T232">dena</text:span><text:span text:style-name="T233">,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9">Colonias</text:span><text:span text:style-name="T230"> </text:span><text:span text:style-name="T234">deitzen </text:span><text:span text:style-name="T233">dena, au da, aurrak udan zortzi urtetarik amabiak artio ilabete bat goraberan dazin, itsasoa bear duena Fuenterrabia </text:span><text:span text:style-name="T235">deitzen den</text:span><text:span text:style-name="T233">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7">Indartasun aundi orrek anitz erakusten digu eta berdin </text:span><text:span text:style-name="T218">aurkitzen de</text:span><text:span text:style-name="T217">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9">Seurik beretan </text:span><text:span text:style-name="T220">aurkitzen zire</text:span><text:span text:style-name="T219">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7">Bi ilabete ebetan geiago elizan, baño ezin elizara juan etxean </text:span><text:span text:style-name="T218">gelditzen zirenak</text:span><text:span text:style-name="T217">, etxean </text:span><text:span text:style-name="T236">ematen ze arrosarioa eta gibeletik amar bat </text:span><text:span text:style-name="T237">aitegurea </text:span><text:span text:style-name="T236">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8">Ori egia da eta aurrak asperturik lo </text:span><text:span text:style-name="T239">gelditzen zire</text:span><text:span text:style-name="T238">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0">Semeak gazteago </text:span><text:span text:style-name="T241">il zire</text:span><text:span text:style-name="T240">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Garagarrilleain ondar egunean, ilundu ondoan deitu zute atera eta nere aite </text:span><text:span text:style-name="T220">atera ze</text:span><text:span text:style-name="T219">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Nere amak aur onei eman zio bularra ogeite lau ilabetez eta </text:span><text:span text:style-name="T220">gelditu zen</text:span><text:span text:style-name="T219">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2">Bera Madriden </text:span><text:span text:style-name="T243">oposición </text:span><text:span text:style-name="T244">deitzen dena egiten, aurra gaizkitu eta il, eta berak deus etzekiela; baño </text:span><text:span text:style-name="T245">il zen</text:span><text:span text:style-name="T244">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2">Bera Madriden </text:span><text:span text:style-name="T243">oposición </text:span><text:span text:style-name="T244">deitzen dena egiten, aurra gaizkitu eta il, eta berak deus etzekiela; baño il zen minuto berean erran omen zio bere lagunari: nere semea </text:span><text:span text:style-name="T245">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7">Eta lagunak: nondik?, zure semea ez </text:span><text:span text:style-name="T218">da il</text:span><text:span text:style-name="T217">, ez dizu niok erran. Bai erran dire berak. Bere aurridek etziote </text:span><text:span text:style-name="T236">erran </text:span><text:span text:style-name="T246">oposicion</text:span><text:span text:style-name="T247">ak akitu artio </text:span><text:span text:style-name="T217">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7">Eta lagunak: nondik?, zure semea ez da il, ez dizu niok erran. Bai erran dire berak. Bere aurridek etziote </text:span><text:span text:style-name="T236">erran </text:span><text:span text:style-name="T246">oposicion</text:span><text:span text:style-name="T247">ak akitu artio </text:span><text:span text:style-name="T217">eta akitu zituelaik etorri ze bere etxera eta tren delakotik </text:span><text:span text:style-name="T248">iautsi zelaik</text:span><text:span text:style-name="T217">, bere senarra an bere bila etorria, erran zio: Teodoro, gure seme Mariano </text:span><text:span text:style-name="T218">il da</text:span><text:span text:style-name="T217">?</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Eta bere lagunak eta bere etxean </text:span><text:span text:style-name="T220">gelditu zire</text:span><text:span text:style-name="T219">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9">Denbora ontan </text:span><text:span text:style-name="T250">gelditu ze</text:span><text:span text:style-name="T249">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9">Colonias</text:span><text:span text:style-name="T230"> </text:span><text:span text:style-name="T234">deitzen </text:span><text:span text:style-name="T233">dena, au da, aurrak udan zortzi urtetarik amabiak artio ilabete bat goraberan dazin, itsasoa bear duena Fuenterrabia deitzen den tokira, eta mendira bear duena Zudairera, osasunez </text:span><text:span text:style-name="T235">bete daitzen</text:span><text:span text:style-name="T233">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7">Oraño ez nue sei urteik eta </text:span><text:span text:style-name="T218">oroitzen naiz</text:span><text:span text:style-name="T217">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Amar urtetaik amabietara urbil erran zio aurrak nere aitari: aita ez </text:span><text:span text:style-name="T220">naiz oroitzen</text:span><text:span text:style-name="T219">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18)</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number-rows-repeated="104731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5T18:59:52.840000000</dc:date>
    <meta:editing-duration>P2DT11H31M30S</meta:editing-duration>
    <meta:editing-cycles>1258</meta:editing-cycles>
    <meta:generator>LibreOffice/7.5.2.2$Windows_X86_64 LibreOffice_project/53bb9681a964705cf672590721dbc85eb4d0c3a2</meta:generator>
    <meta:document-statistic meta:table-count="1" meta:cell-count="13567" meta:object-count="0"/>
  </office:meta>
</office:document-meta>
</file>